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utton</text:h>
      <text:p text:style-name="Text_20_body"><draw:frame draw:style-name="fr1" draw:name="graphics1" text:anchor-type="paragraph" svg:width="2.623cm" svg:height="1.041cm" draw:z-index="1"><draw:image xlink:href="../images/button.jpg" xlink:type="simple" xlink:show="embed" xlink:actuate="onLoad" draw:filter-name="&lt;All formats&gt;"/></draw:frame>A button.</text:p>
      <text:p text:style-name="Standard"><draw:frame draw:style-name="fr2" draw:name="graphics110" text:anchor-type="paragraph" svg:y="0.044cm" svg:width="11.123cm" svg:height="1.949cm" draw:z-index="0"><draw:image xlink:href="../images/button-btn.jp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button</text:span></text:p>
          </table:table-cell>
          <table:table-cell table:style-name="Table17.A2" office:value-type="string">
            <text:p text:style-name="P1">The button</text:p>
          </table:table-cell>
          <table:table-cell table:style-name="Table17.C2" office:value-type="string">
            <text:p text:style-name="P1"><text:span text:style-name="Source_20_Text">font-family: Verdana, Tahoma, Arial, serif;</text:span></text:p>
            <text:p text:style-name="P1"><text:span text:style-name="Source_20_Text">font-size: small; font-weight: normal;</text:span></text:p>
          </table:table-cell>
        </table:table-row>
      </table:table>
      <text:p text:style-name="Standard"/>
      <text:p text:style-name="Heading_20_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2-29T10:50:32</dc:date>
    <dc:language>en-US</dc:language>
    <meta:editing-cycles>18</meta:editing-cycles>
    <meta:editing-duration>PT40M3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9" meta:word-count="23" meta:character-count="151"/>
  </office:meta>
</office:document-meta>
</file>